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style="normal" fo:font-weight="normal" officeooo:rsid="05c8d64c" officeooo:paragraph-rsid="060d3887" fo:background-color="#dddd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en" fo:country="US" fo:font-style="normal" fo:font-weight="normal" officeooo:rsid="05ea94d7" officeooo:paragraph-rsid="05cd363e" fo:background-color="#dddddd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en" fo:country="US" fo:font-style="normal" fo:font-weight="normal" officeooo:rsid="05ea94d7" officeooo:paragraph-rsid="0607d0ba" fo:background-color="#ddddd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language="en" fo:country="US" fo:font-style="normal" fo:font-weight="normal" officeooo:rsid="05ea94d7" officeooo:paragraph-rsid="060c679c" fo:background-color="#ddddd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en" fo:country="US" fo:font-weight="normal" officeooo:rsid="05b3289d" officeooo:paragraph-rsid="05c96408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5b3289d" officeooo:paragraph-rsid="05e54c9e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5b3289d" officeooo:paragraph-rsid="060d3887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5cd363e" officeooo:paragraph-rsid="05cd363e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60597a4" officeooo:paragraph-rsid="060597a4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6006408" officeooo:paragraph-rsid="06006408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60d3887" officeooo:paragraph-rsid="060d3887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6024345" officeooo:paragraph-rsid="06024345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60689cf" officeooo:paragraph-rsid="060689cf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officeooo:paragraph-rsid="014f0a12"/>
    </style:style>
    <style:style style:name="P16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18" style:family="paragraph" style:parent-style-name="Standard">
      <style:text-properties fo:language="en" fo:country="US" fo:font-weight="bold" officeooo:paragraph-rsid="05ff6939" style:font-weight-asian="bold" style:font-weight-complex="bold"/>
    </style:style>
    <style:style style:name="P19" style:family="paragraph" style:parent-style-name="Standard">
      <style:text-properties fo:language="en" fo:country="US" officeooo:paragraph-rsid="05ff8ec4"/>
    </style:style>
    <style:style style:name="P20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21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22" style:family="paragraph" style:parent-style-name="Standard">
      <style:text-properties fo:font-size="6pt" fo:language="en" fo:country="US" fo:font-weight="bold" officeooo:rsid="001e4eb8" officeooo:paragraph-rsid="05ff8ec4" style:font-size-asian="6pt" style:font-weight-asian="bold" style:font-size-complex="6pt" style:font-weight-complex="bold"/>
    </style:style>
    <style:style style:name="P23" style:family="paragraph" style:parent-style-name="Standard">
      <style:text-properties fo:font-size="6pt" fo:language="en" fo:country="US" fo:font-weight="bold" officeooo:rsid="001e4eb8" officeooo:paragraph-rsid="06006408" style:font-size-asian="6pt" style:font-weight-asian="bold" style:font-size-complex="6pt" style:font-weight-complex="bold"/>
    </style:style>
    <style:style style:name="P24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25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27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text-properties officeooo:paragraph-rsid="05c96408"/>
    </style:style>
    <style:style style:name="P31" style:family="paragraph" style:parent-style-name="Standard">
      <style:text-properties officeooo:paragraph-rsid="05ff6939"/>
    </style:style>
    <style:style style:name="P32" style:family="paragraph" style:parent-style-name="Standard">
      <style:text-properties officeooo:paragraph-rsid="05ff8ec4"/>
    </style:style>
    <style:style style:name="P33" style:family="paragraph" style:parent-style-name="Standard">
      <style:text-properties officeooo:paragraph-rsid="06006408"/>
    </style:style>
    <style:style style:name="P34" style:family="paragraph" style:parent-style-name="Standard">
      <style:text-properties officeooo:paragraph-rsid="049fc303"/>
    </style:style>
    <style:style style:name="P35" style:family="paragraph" style:parent-style-name="Standard">
      <style:text-properties officeooo:paragraph-rsid="06024345"/>
    </style:style>
    <style:style style:name="P36" style:family="paragraph" style:parent-style-name="Standard">
      <style:text-properties officeooo:paragraph-rsid="060597a4"/>
    </style:style>
    <style:style style:name="P37" style:family="paragraph" style:parent-style-name="Standard">
      <style:text-properties fo:font-weight="normal" officeooo:rsid="05822ec8" officeooo:paragraph-rsid="05ff8ec4" fo:background-color="transparent" style:font-weight-asian="normal" style:font-weight-complex="normal"/>
    </style:style>
    <style:style style:name="P38" style:family="paragraph" style:parent-style-name="Standard">
      <style:text-properties officeooo:paragraph-rsid="060689cf"/>
    </style:style>
    <style:style style:name="P39" style:family="paragraph" style:parent-style-name="Standard">
      <style:text-properties officeooo:paragraph-rsid="05cd363e"/>
    </style:style>
    <style:style style:name="P40" style:family="paragraph" style:parent-style-name="Standard">
      <style:text-properties officeooo:paragraph-rsid="060c679c"/>
    </style:style>
    <style:style style:name="P41" style:family="paragraph" style:parent-style-name="Standard">
      <style:text-properties officeooo:paragraph-rsid="060d3887"/>
    </style:style>
    <style:style style:name="P42" style:family="paragraph" style:parent-style-name="Standard">
      <style:text-properties officeooo:paragraph-rsid="060e2575"/>
    </style:style>
    <style:style style:name="P43" style:family="paragraph" style:parent-style-name="Standard">
      <style:text-properties officeooo:paragraph-rsid="060f6380"/>
    </style:style>
    <style:style style:name="P44" style:family="paragraph" style:parent-style-name="Standard">
      <style:text-properties officeooo:paragraph-rsid="06138f1c"/>
    </style:style>
    <style:style style:name="P45" style:family="paragraph" style:parent-style-name="Standard">
      <style:text-properties fo:font-style="normal" officeooo:paragraph-rsid="060c679c" fo:background-color="transparent" style:font-style-asian="normal" style:font-style-complex="normal"/>
    </style:style>
    <style:style style:name="P46" style:family="paragraph" style:parent-style-name="Standard">
      <style:text-properties officeooo:paragraph-rsid="06153a91"/>
    </style:style>
    <style:style style:name="P47" style:family="paragraph" style:parent-style-name="Standard">
      <style:text-properties fo:language="en" fo:country="US" fo:font-weight="normal" officeooo:rsid="05b3289d" officeooo:paragraph-rsid="06153a91" fo:background-color="transparent" style:font-weight-asian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5822ec8" fo:background-color="transparent" loext:char-shading-value="0" style:font-weight-asian="normal" style:font-weight-complex="normal"/>
    </style:style>
    <style:style style:name="T4" style:family="text">
      <style:text-properties fo:font-weight="normal" officeooo:rsid="05b3289d" fo:background-color="transparent" loext:char-shading-value="0" style:font-weight-asian="normal" style:font-weight-complex="normal"/>
    </style:style>
    <style:style style:name="T5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6" style:family="text">
      <style:text-properties fo:font-weight="normal" officeooo:rsid="05b3289d" fo:background-color="#dddddd" loext:char-shading-value="0" style:font-weight-asian="normal" style:font-weight-complex="normal"/>
    </style:style>
    <style:style style:name="T7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fb0d24" fo:background-color="#fff200" loext:char-shading-value="0"/>
    </style:style>
    <style:style style:name="T10" style:family="text">
      <style:text-properties officeooo:rsid="007f05cd" fo:background-color="#fff200" loext:char-shading-value="0"/>
    </style:style>
    <style:style style:name="T11" style:family="text">
      <style:text-properties officeooo:rsid="007d3450" fo:background-color="#fff200" loext:char-shading-value="0"/>
    </style:style>
    <style:style style:name="T12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3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4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15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16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17" style:family="text">
      <style:text-properties fo:language="en" fo:country="US" fo:font-weight="normal" officeooo:rsid="06006408" fo:background-color="transparent" loext:char-shading-value="0" style:font-weight-asian="normal" style:font-weight-complex="normal"/>
    </style:style>
    <style:style style:name="T18" style:family="text">
      <style:text-properties fo:language="en" fo:country="US" fo:font-weight="normal" officeooo:rsid="06024345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5cd363e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60597a4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60689cf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609cda9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60b2019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60c679c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60d3887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60e2575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60f6380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6112cac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6138f1c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613b3f5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5822ec8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61b0af5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61cec02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35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36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37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38" style:family="text">
      <style:text-properties fo:language="en" fo:country="US" fo:font-weight="normal" officeooo:rsid="05b3289d" fo:background-color="#dddddd" loext:char-shading-value="0" style:font-weight-asian="normal" style:font-weight-complex="normal"/>
    </style:style>
    <style:style style:name="T39" style:family="text">
      <style:text-properties fo:language="en" fo:country="US" fo:font-weight="normal" officeooo:rsid="061613ee" fo:background-color="#dddddd" loext:char-shading-value="0" style:font-weight-asian="normal" style:font-weight-complex="normal"/>
    </style:style>
    <style:style style:name="T40" style:family="text">
      <style:text-properties fo:language="en" fo:country="US" fo:font-weight="normal" officeooo:rsid="06196c44" fo:background-color="#dddddd" loext:char-shading-value="0" style:font-weight-asian="normal" style:font-weight-complex="normal"/>
    </style:style>
    <style:style style:name="T41" style:family="text">
      <style:text-properties fo:language="en" fo:country="US" fo:font-weight="normal" officeooo:rsid="05015612" style:font-weight-asian="normal" style:font-weight-complex="normal"/>
    </style:style>
    <style:style style:name="T42" style:family="text">
      <style:text-properties fo:language="en" fo:country="US" fo:font-weight="normal" officeooo:rsid="00d88c8c" style:font-weight-asian="normal" style:font-weight-complex="normal"/>
    </style:style>
    <style:style style:name="T43" style:family="text">
      <style:text-properties fo:language="en" fo:country="US" fo:font-weight="normal" officeooo:rsid="05b3a9b3" style:font-weight-asian="normal" style:font-weight-complex="normal"/>
    </style:style>
    <style:style style:name="T44" style:family="text">
      <style:text-properties fo:language="en" fo:country="US" fo:font-weight="normal" officeooo:rsid="0032ee51" style:font-weight-asian="normal" style:font-weight-complex="normal"/>
    </style:style>
    <style:style style:name="T45" style:family="text">
      <style:text-properties fo:language="en" fo:country="US" fo:font-weight="normal" officeooo:rsid="05ff8ec4" style:font-weight-asian="normal" style:font-weight-complex="normal"/>
    </style:style>
    <style:style style:name="T46" style:family="text">
      <style:text-properties fo:language="en" fo:country="US" fo:font-weight="normal" officeooo:rsid="007d3450" fo:background-color="#fff200" loext:char-shading-value="0" style:font-weight-asian="normal" style:font-weight-complex="normal"/>
    </style:style>
    <style:style style:name="T47" style:family="text">
      <style:text-properties fo:language="en" fo:country="US" fo:font-style="italic" fo:font-weight="bold" officeooo:rsid="05b3289d" fo:background-color="transparent" loext:char-shading-value="0" style:font-style-asian="italic" style:font-weight-asian="bold" style:font-style-complex="italic" style:font-weight-complex="bold"/>
    </style:style>
    <style:style style:name="T48" style:family="text">
      <style:text-properties fo:language="en" fo:country="US" fo:font-style="italic" fo:font-weight="bold" officeooo:rsid="060689cf" fo:background-color="transparent" loext:char-shading-value="0" style:font-style-asian="italic" style:font-weight-asian="bold" style:font-style-complex="italic" style:font-weight-complex="bold"/>
    </style:style>
    <style:style style:name="T49" style:family="text">
      <style:text-properties fo:language="en" fo:country="US" fo:font-style="italic" fo:font-weight="bold" officeooo:rsid="05cd363e" fo:background-color="transparent" loext:char-shading-value="0" style:font-style-asian="italic" style:font-weight-asian="bold" style:font-style-complex="italic" style:font-weight-complex="bold"/>
    </style:style>
    <style:style style:name="T50" style:family="text">
      <style:text-properties fo:language="en" fo:country="US" fo:font-style="italic" fo:font-weight="bold" officeooo:rsid="060c679c" fo:background-color="transparent" loext:char-shading-value="0" style:font-style-asian="italic" style:font-weight-asian="bold" style:font-style-complex="italic" style:font-weight-complex="bold"/>
    </style:style>
    <style:style style:name="T51" style:family="text">
      <style:text-properties fo:language="en" fo:country="US" fo:font-style="italic" fo:font-weight="bold" officeooo:rsid="060e2575" fo:background-color="transparent" loext:char-shading-value="0" style:font-style-asian="italic" style:font-weight-asian="bold" style:font-style-complex="italic" style:font-weight-complex="bold"/>
    </style:style>
    <style:style style:name="T52" style:family="text">
      <style:text-properties fo:language="en" fo:country="US" fo:font-style="italic" fo:font-weight="bold" officeooo:rsid="060f6380" fo:background-color="transparent" loext:char-shading-value="0" style:font-style-asian="italic" style:font-weight-asian="bold" style:font-style-complex="italic" style:font-weight-complex="bold"/>
    </style:style>
    <style:style style:name="T53" style:family="text">
      <style:text-properties fo:language="en" fo:country="US" fo:font-style="italic" fo:font-weight="bold" officeooo:rsid="05ce6087" fo:background-color="#fff200" loext:char-shading-value="0" style:font-style-asian="italic" style:font-weight-asian="bold" style:font-style-complex="italic" style:font-weight-complex="bold"/>
    </style:style>
    <style:style style:name="T54" style:family="text">
      <style:text-properties fo:language="en" fo:country="US" fo:font-style="italic" fo:font-weight="normal" officeooo:rsid="050afffe" fo:background-color="transparent" loext:char-shading-value="0" style:font-style-asian="italic" style:font-weight-asian="normal" style:font-style-complex="italic" style:font-weight-complex="normal"/>
    </style:style>
    <style:style style:name="T55" style:family="text">
      <style:text-properties fo:language="en" fo:country="US" fo:font-style="italic" fo:font-weight="normal" officeooo:rsid="04758f42" fo:background-color="transparent" loext:char-shading-value="0" style:font-style-asian="italic" style:font-weight-asian="normal" style:font-style-complex="italic" style:font-weight-complex="normal"/>
    </style:style>
    <style:style style:name="T56" style:family="text">
      <style:text-properties fo:language="en" fo:country="US" fo:font-style="italic" fo:font-weight="normal" officeooo:rsid="060c679c" fo:background-color="transparent" loext:char-shading-value="0" style:font-style-asian="italic" style:font-weight-asian="normal" style:font-style-complex="italic" style:font-weight-complex="normal"/>
    </style:style>
    <style:style style:name="T57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60689cf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60c679c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6138f1c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5c8d64c" fo:background-color="#dddddd" loext:char-shading-value="0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6024345" fo:background-color="#dddddd" loext:char-shading-value="0" style:font-style-asian="normal" style:font-weight-asian="normal" style:font-style-complex="normal" style:font-weight-complex="normal"/>
    </style:style>
    <style:style style:name="T65" style:family="text">
      <style:text-properties fo:language="en" fo:country="US" fo:font-style="normal" fo:font-weight="normal" officeooo:rsid="060689cf" fo:background-color="#dddddd" loext:char-shading-value="0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normal" fo:font-weight="normal" officeooo:rsid="0609cda9" fo:background-color="#dddddd" loext:char-shading-value="0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6112cac" fo:background-color="#dddddd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fo:font-weight="normal" officeooo:rsid="061cec02" fo:background-color="#dddddd" loext:char-shading-value="0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normal" fo:font-weight="bold" officeooo:rsid="05c8d64c" fo:background-color="#dddddd" loext:char-shading-value="0" style:font-style-asian="normal" style:font-weight-asian="bold" style:font-style-complex="normal" style:font-weight-complex="bold"/>
    </style:style>
    <style:style style:name="T70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71" style:family="text">
      <style:text-properties fo:language="en" fo:country="US" fo:font-style="normal" fo:font-weight="bold" officeooo:rsid="05ce6087" fo:background-color="#fff200" loext:char-shading-value="0" style:font-style-asian="normal" style:font-weight-asian="bold" style:font-style-complex="normal" style:font-weight-complex="bold"/>
    </style:style>
    <style:style style:name="T72" style:family="text">
      <style:text-properties fo:language="en" fo:country="US" fo:font-style="normal" fo:font-weight="bold" officeooo:rsid="060689cf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fo:language="en" fo:country="US" fo:font-style="normal" fo:font-weight="bold" officeooo:rsid="060c679c" fo:background-color="transparent" loext:char-shading-value="0" style:font-style-asian="normal" style:font-weight-asian="bold" style:font-style-complex="normal" style:font-weight-complex="bold"/>
    </style:style>
    <style:style style:name="T7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75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76" style:family="text">
      <style:text-properties fo:language="en" fo:country="US" fo:font-weight="bold" officeooo:rsid="058ae9a0" fo:background-color="#fff200" loext:char-shading-value="0" style:font-weight-asian="bold" style:font-weight-complex="bold"/>
    </style:style>
    <style:style style:name="T77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78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79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80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81" style:family="text">
      <style:text-properties fo:language="en" fo:country="US" fo:font-weight="bold" officeooo:rsid="058b8425" fo:background-color="#fff200" loext:char-shading-value="0" style:font-weight-asian="bold" style:font-weight-complex="bold"/>
    </style:style>
    <style:style style:name="T82" style:family="text">
      <style:text-properties fo:language="en" fo:country="US" fo:font-weight="bold" officeooo:rsid="05bf0c09" fo:background-color="#fff200" loext:char-shading-value="0" style:font-weight-asian="bold" style:font-weight-complex="bold"/>
    </style:style>
    <style:style style:name="T83" style:family="text">
      <style:text-properties fo:language="en" fo:country="US" fo:font-weight="bold" officeooo:rsid="05822ec8" fo:background-color="#fff200" loext:char-shading-value="0" style:font-weight-asian="bold" style:font-weight-complex="bold"/>
    </style:style>
    <style:style style:name="T84" style:family="text">
      <style:text-properties fo:language="en" fo:country="US" fo:font-weight="bold" officeooo:rsid="05ff8ec4" fo:background-color="#fff200" loext:char-shading-value="0" style:font-weight-asian="bold" style:font-weight-complex="bold"/>
    </style:style>
    <style:style style:name="T85" style:family="text">
      <style:text-properties fo:language="en" fo:country="US" fo:font-weight="bold" officeooo:rsid="06006e71" fo:background-color="#fff200" loext:char-shading-value="0" style:font-weight-asian="bold" style:font-weight-complex="bold"/>
    </style:style>
    <style:style style:name="T86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87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88" style:family="text">
      <style:text-properties fo:language="en" fo:country="US" fo:font-weight="bold" officeooo:rsid="05bd9126" fo:background-color="#dddddd" loext:char-shading-value="0" style:font-weight-asian="bold" style:font-weight-complex="bold"/>
    </style:style>
    <style:style style:name="T89" style:family="text">
      <style:text-properties fo:language="en" fo:country="US" fo:font-weight="bold" officeooo:rsid="05bf0c09" fo:background-color="#dddddd" loext:char-shading-value="0" style:font-weight-asian="bold" style:font-weight-complex="bold"/>
    </style:style>
    <style:style style:name="T90" style:family="text">
      <style:text-properties fo:language="en" fo:country="US" fo:font-weight="bold" officeooo:rsid="05b3289d" fo:background-color="transparent" loext:char-shading-value="0" style:font-weight-asian="bold" style:font-weight-complex="bold"/>
    </style:style>
    <style:style style:name="T91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92" style:family="text">
      <style:text-properties fo:language="en" fo:country="US" fo:font-weight="bold" officeooo:rsid="06006408" fo:background-color="transparent" loext:char-shading-value="0" style:font-weight-asian="bold" style:font-weight-complex="bold"/>
    </style:style>
    <style:style style:name="T93" style:family="text">
      <style:text-properties fo:language="en" fo:country="US" fo:font-weight="bold" officeooo:rsid="05cd363e" fo:background-color="transparent" loext:char-shading-value="0" style:font-weight-asian="bold" style:font-weight-complex="bold"/>
    </style:style>
    <style:style style:name="T94" style:family="text">
      <style:text-properties fo:language="en" fo:country="US" fo:font-weight="bold" officeooo:rsid="06024345" fo:background-color="transparent" loext:char-shading-value="0" style:font-weight-asian="bold" style:font-weight-complex="bold"/>
    </style:style>
    <style:style style:name="T95" style:family="text">
      <style:text-properties fo:language="en" fo:country="US" fo:font-weight="bold" officeooo:rsid="060597a4" fo:background-color="transparent" loext:char-shading-value="0" style:font-weight-asian="bold" style:font-weight-complex="bold"/>
    </style:style>
    <style:style style:name="T96" style:family="text">
      <style:text-properties fo:language="en" fo:country="US" fo:font-weight="bold" officeooo:rsid="060689cf" fo:background-color="transparent" loext:char-shading-value="0" style:font-weight-asian="bold" style:font-weight-complex="bold"/>
    </style:style>
    <style:style style:name="T97" style:family="text">
      <style:text-properties fo:language="en" fo:country="US" fo:font-weight="bold" officeooo:rsid="060c679c" fo:background-color="transparent" loext:char-shading-value="0" style:font-weight-asian="bold" style:font-weight-complex="bold"/>
    </style:style>
    <style:style style:name="T98" style:family="text">
      <style:text-properties fo:language="en" fo:country="US" fo:font-weight="bold" officeooo:rsid="060d3887" fo:background-color="transparent" loext:char-shading-value="0" style:font-weight-asian="bold" style:font-weight-complex="bold"/>
    </style:style>
    <style:style style:name="T99" style:family="text">
      <style:text-properties fo:language="en" fo:country="US" fo:font-weight="bold" officeooo:rsid="060e2575" fo:background-color="transparent" loext:char-shading-value="0" style:font-weight-asian="bold" style:font-weight-complex="bold"/>
    </style:style>
    <style:style style:name="T100" style:family="text">
      <style:text-properties fo:language="en" fo:country="US" fo:font-weight="bold" officeooo:rsid="060f6380" fo:background-color="transparent" loext:char-shading-value="0" style:font-weight-asian="bold" style:font-weight-complex="bold"/>
    </style:style>
    <style:style style:name="T101" style:family="text">
      <style:text-properties fo:language="en" fo:country="US" fo:font-weight="bold" officeooo:rsid="00704232" style:font-weight-asian="bold" style:font-weight-complex="bold"/>
    </style:style>
    <style:style style:name="T102" style:family="text">
      <style:text-properties fo:language="en" fo:country="US" fo:font-weight="bold" officeooo:rsid="00d88c8c" style:font-weight-asian="bold" style:font-weight-complex="bold"/>
    </style:style>
    <style:style style:name="T103" style:family="text">
      <style:text-properties fo:language="en" fo:country="US" fo:font-weight="bold" officeooo:rsid="00136227" style:font-weight-asian="bold" style:font-weight-complex="bold"/>
    </style:style>
    <style:style style:name="T104" style:family="text">
      <style:text-properties fo:language="en" fo:country="US" fo:font-weight="bold" officeooo:rsid="0032ee51" style:font-weight-asian="bold" style:font-weight-complex="bold"/>
    </style:style>
    <style:style style:name="T105" style:family="text">
      <style:text-properties fo:language="en" fo:country="US" fo:font-weight="bold" officeooo:rsid="008ceef7" style:font-weight-asian="bold" style:font-weight-complex="bold"/>
    </style:style>
    <style:style style:name="T106" style:family="text">
      <style:text-properties fo:language="en" fo:country="US" fo:font-weight="bold" officeooo:rsid="010b0b47" style:font-weight-asian="bold" style:font-weight-complex="bold"/>
    </style:style>
    <style:style style:name="T107" style:family="text">
      <style:text-properties fo:language="en" fo:country="US" officeooo:rsid="00bb70dd"/>
    </style:style>
    <style:style style:name="T108" style:family="text">
      <style:text-properties fo:language="en" fo:country="US" officeooo:rsid="00704232"/>
    </style:style>
    <style:style style:name="T109" style:family="text">
      <style:text-properties fo:language="en" fo:country="US" officeooo:rsid="00136227"/>
    </style:style>
    <style:style style:name="T110" style:family="text">
      <style:text-properties fo:color="#999999" loext:opacity="100%" fo:font-weight="bold" officeooo:rsid="001e4eb8" style:font-weight-asian="bold" style:font-weight-complex="bold"/>
    </style:style>
    <style:style style:name="T111" style:family="text">
      <style:text-properties fo:color="#999999" loext:opacity="100%" fo:font-weight="bold" officeooo:rsid="00373dfb" style:font-weight-asian="bold" style:font-weight-complex="bold"/>
    </style:style>
    <style:style style:name="T112" style:family="text">
      <style:text-properties fo:color="#999999" loext:opacity="100%" fo:font-weight="bold" officeooo:rsid="01ebd016" style:font-weight-asian="bold" style:font-weight-complex="bold"/>
    </style:style>
    <style:style style:name="T113" style:family="text">
      <style:text-properties fo:color="#999999" loext:opacity="100%" fo:font-weight="bold" officeooo:rsid="014f0a12" style:font-weight-asian="bold" style:font-weight-complex="bold"/>
    </style:style>
    <style:style style:name="T114" style:family="text">
      <style:text-properties fo:color="#999999" loext:opacity="100%" fo:font-weight="bold" officeooo:rsid="05cc65ea" style:font-weight-asian="bold" style:font-weight-complex="bold"/>
    </style:style>
    <style:style style:name="T115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18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19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20" style:family="text">
      <style:text-properties fo:color="#999999" loext:opacity="100%" fo:language="en" fo:country="US" fo:font-style="italic" fo:font-weight="normal" officeooo:rsid="028af2ba" fo:background-color="transparent" loext:char-shading-value="0" style:font-style-asian="italic" style:font-weight-asian="normal" style:font-style-complex="italic" style:font-weight-complex="normal"/>
    </style:style>
    <style:style style:name="T121" style:family="text">
      <style:text-properties fo:color="#999999" loext:opacity="100%" fo:language="en" fo:country="US" fo:font-style="italic" fo:font-weight="normal" officeooo:rsid="03bb9eb9" fo:background-color="transparent" loext:char-shading-value="0" style:font-style-asian="italic" style:font-weight-asian="normal" style:font-style-complex="italic" style:font-weight-complex="normal"/>
    </style:style>
    <style:style style:name="T122" style:family="text">
      <style:text-properties fo:color="#999999" loext:opacity="100%" fo:font-weight="normal" officeooo:rsid="01ebd016" style:font-weight-asian="normal" style:font-weight-complex="normal"/>
    </style:style>
    <style:style style:name="T123" style:family="text">
      <style:text-properties fo:color="#999999" loext:opacity="100%" fo:font-weight="normal" officeooo:rsid="014f0a12" style:font-weight-asian="normal" style:font-weight-complex="normal"/>
    </style:style>
    <style:style style:name="T124" style:family="text">
      <style:text-properties fo:color="#999999" loext:opacity="100%" fo:font-weight="normal" officeooo:rsid="05cc65ea" style:font-weight-asian="normal" style:font-weight-complex="normal"/>
    </style:style>
    <style:style style:name="T125" style:family="text">
      <style:text-properties officeooo:rsid="05de2795"/>
    </style:style>
    <style:style style:name="T126" style:family="text">
      <style:text-properties officeooo:rsid="05f018ca"/>
    </style:style>
    <style:style style:name="T127" style:family="text">
      <style:text-properties officeooo:rsid="05f8078b"/>
    </style:style>
    <style:style style:name="T128" style:family="text">
      <style:text-properties officeooo:rsid="060243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### <text:span text:style-name="T1">Intro</text:span> ###</text:p>
      <text:p text:style-name="P24"/>
      <text:p text:style-name="P31"><text:span text:style-name="T109">Here are some </text:span><text:span text:style-name="T78">Java </text:span><text:span text:style-name="T79">IDE</text:span><text:span text:style-name="T103"> </text:span><text:span text:style-name="T102">improvements </text:span><text:span text:style-name="T104">of </text:span><text:span text:style-name="T44">Eclipse </text:span><text:span text:style-name="T80">202</text:span><text:span text:style-name="T81">3</text:span><text:span text:style-name="T80">-</text:span><text:span text:style-name="T81">0</text:span><text:span text:style-name="T82">9</text:span><text:span text:style-name="T42">, </text:span><text:span text:style-name="T34">including</text:span><text:span text:style-name="T102"> </text:span><text:span text:style-name="T41">Maven, </text:span><text:span text:style-name="T45">Web</text:span><text:span text:style-name="T41"> </text:span><text:span text:style-name="T42">and </text:span><text:span text:style-name="T43">general</text:span><text:span text:style-name="T42"> improvements, </text:span><text:span text:style-name="T35">improvements </text:span><text:span text:style-name="T34">that have been added </text:span><text:span text:style-name="T86">since the last release in </text:span><text:span text:style-name="T89">June</text:span><text:span text:style-name="T87"> 202</text:span><text:span text:style-name="T88">3</text:span><text:span text:style-name="T86"> </text:span><text:span text:style-name="T34">three months </text:span><text:span text:style-name="T36">ago</text:span><text:span text:style-name="T37">.</text:span></text:p>
      <text:p text:style-name="P16"/>
      <text:p text:style-name="P17"/>
      <text:p text:style-name="P19"><text:span text:style-name="T110">### </text:span><text:span text:style-name="T111">J</text:span><text:span text:style-name="T112">ava</text:span><text:span text:style-name="T113"> </text:span><text:span text:style-name="T110">###</text:span></text:p>
      <text:p text:style-name="P22"/>
      <text:p text:style-name="P46"><text:span text:style-name="T15">S</text:span><text:span text:style-name="T16">upport </text:span><text:span text:style-name="T15">for</text:span><text:span text:style-name="T16"> </text:span><text:span text:style-name="T74">Java </text:span><text:span text:style-name="T83">2</text:span><text:span text:style-name="T84">1</text:span><text:span text:style-name="T15">, </text:span><text:span text:style-name="T38">which</text:span><text:span text:style-name="T34"> </text:span><text:span text:style-name="T38">will be released </text:span><text:span text:style-name="T40">one</text:span><text:span text:style-name="T38"> </text:span><text:span text:style-name="T34">week </text:span><text:span text:style-name="T86">after </text:span><text:span text:style-name="T39">this E</text:span><text:span text:style-name="T34">clipse </text:span><text:span text:style-name="T39">release</text:span><text:span text:style-name="T34">,</text:span><text:span text:style-name="T15"> is</text:span><text:span text:style-name="T14"> </text:span><text:span text:style-name="T74">not yet</text:span><text:span text:style-name="T14"> </text:span><text:span text:style-name="T91">built-in</text:span><text:span text:style-name="T14">, </text:span><text:span text:style-name="T3">b</text:span><text:span text:style-name="T4">ut the preview can be installed </text:span><text:span text:style-name="T11">via the Eclipse Marketplace</text:span><text:span text:style-name="T5"> </text:span><text:span text:style-name="T6">probably s</text:span><text:span text:style-name="T7">oon</text:span><text:span text:style-name="T3">.</text:span></text:p>
      <text:p text:style-name="P37"/>
      <text:p text:style-name="P32"/>
      <text:p text:style-name="P15"><text:span text:style-name="T110">### </text:span><text:span text:style-name="T111">J</text:span><text:span text:style-name="T112">ava</text:span><text:span text:style-name="T122"> </text:span><text:span text:style-name="T124">(including </text:span><text:span text:style-name="T114">Maven</text:span><text:span text:style-name="T124">)</text:span><text:span text:style-name="T123"> </text:span><text:span text:style-name="T110">###</text:span></text:p>
      <text:p text:style-name="P20"/>
      <text:p text:style-name="P3">There are <text:span text:style-name="T128">a couple of</text:span> helpful improvements in the Java editor.</text:p>
      <text:p text:style-name="P9"/>
      <text:p text:style-name="P35"><text:span text:style-name="T18">You can </text:span><text:span text:style-name="T22">now</text:span><text:span text:style-name="T18"> </text:span><text:span text:style-name="T77">hover</text:span><text:span text:style-name="T17"> </text:span><text:span text:style-name="T77">binary</text:span><text:span text:style-name="T17">, </text:span><text:span text:style-name="T77">octal</text:span><text:span text:style-name="T17"> and </text:span><text:span text:style-name="T77">hex</text:span><text:span text:style-name="T17"> </text:span><text:span text:style-name="T92">format</text:span><text:span text:style-name="T17"> number</text:span><text:span text:style-name="T18">s </text:span><text:span text:style-name="T17">to </text:span><text:span text:style-name="T18">get</text:span><text:span text:style-name="T17"> </text:span><text:span text:style-name="T18">their</text:span><text:span text:style-name="T92"> decimal and hex</text:span><text:span text:style-name="T17"> value</text:span><text:span text:style-name="T22">s</text:span><text:span text:style-name="T17">. </text:span><text:span text:style-name="T63">This also </text:span><text:span text:style-name="T64">works</text:span><text:span text:style-name="T63"> for </text:span><text:span text:style-name="T70">double hex</text:span><text:span text:style-name="T63"> </text:span><text:span text:style-name="T64">number con</text:span><text:span text:style-name="T65">s</text:span><text:span text:style-name="T64">tants</text:span><text:span text:style-name="T63">.</text:span></text:p>
      <text:p text:style-name="P13"/>
      <text:p text:style-name="P35"><text:span text:style-name="T21">Upgrading</text:span><text:span text:style-name="T18"> </text:span><text:span text:style-name="T93">deprecated method call</text:span><text:span text:style-name="T94">s</text:span><text:span text:style-name="T18"> </text:span><text:span text:style-name="T21">c</text:span><text:span text:style-name="T32">an</text:span><text:span text:style-name="T21"> be</text:span><text:span text:style-name="T18"> pretty easy: Hit </text:span><text:span text:style-name="T77">Ctrl+1</text:span><text:span text:style-name="T18"> and choose </text:span><text:span text:style-name="T53">Replace with inlined method</text:span><text:span text:style-name="T18">. </text:span><text:span text:style-name="T63">That’s it.</text:span></text:p>
      <text:p text:style-name="P36"><text:span text:style-name="T18">This </text:span><text:span text:style-name="T21">new</text:span><text:span text:style-name="T18"> </text:span><text:span text:style-name="T94">quick </text:span><text:span text:style-name="T93">assist</text:span><text:span text:style-name="T19"> </text:span><text:span text:style-name="T18">is </text:span><text:span text:style-name="T94">provided</text:span><text:span text:style-name="T18"> for deprecated methods </text:span><text:span text:style-name="T95">if and only if</text:span><text:span text:style-name="T20"> the </text:span><text:span text:style-name="T95">Javadoc description</text:span><text:span text:style-name="T20"> </text:span><text:span text:style-name="T66">for w</text:span><text:span text:style-name="T63">hat to use instead</text:span><text:span text:style-name="T20"> </text:span><text:span text:style-name="T95">refers</text:span><text:span text:style-name="T20"> </text:span><text:span text:style-name="T32">to </text:span><text:span text:style-name="T20">a </text:span><text:span text:style-name="T95">method</text:span><text:span text:style-name="T20"> that is </text:span><text:span text:style-name="T21">also</text:span><text:span text:style-name="T20"> </text:span><text:span text:style-name="T95">actually used</text:span><text:span text:style-name="T20"> in the method body. </text:span><text:span text:style-name="T63">That’s clever, isn’t it?</text:span></text:p>
      <text:p text:style-name="P9"/>
      <text:p text:style-name="P38"><text:span text:style-name="T20">The </text:span><text:span text:style-name="T53">Convert to lambda expression</text:span><text:span text:style-name="T71"> quick fix</text:span><text:span text:style-name="T21"> has been </text:span><text:span text:style-name="T72">improved</text:span><text:span text:style-name="T21">. It now </text:span><text:span text:style-name="T96">simplifies</text:span><text:span text:style-name="T21"> the lambda expression to a </text:span><text:span text:style-name="T96">method reference</text:span><text:span text:style-name="T21">, if possible.</text:span></text:p>
      <text:p text:style-name="P14"/>
      <text:p text:style-name="P38"><text:span text:style-name="T21">The </text:span><text:span text:style-name="T96">same</text:span><text:span text:style-name="T21"> can be done via </text:span><text:span text:style-name="T48">Source</text:span><text:span text:style-name="T54"> </text:span><text:span text:style-name="T120">[…</text:span><text:span text:style-name="T121">]</text:span><text:span text:style-name="T55"> </text:span><text:span text:style-name="T53">Clean-ups</text:span><text:span text:style-name="T21">: in the </text:span><text:span text:style-name="T48">Java Feature</text:span><text:span text:style-name="T21"> tab,</text:span><text:span text:style-name="T57"> </text:span><text:span text:style-name="T115">[…</text:span><text:span text:style-name="T116">]</text:span><text:span text:style-name="T58"> </text:span><text:span text:style-name="T21">in the </text:span><text:span text:style-name="T48">Java 8</text:span><text:span text:style-name="T21"> section,</text:span><text:span text:style-name="T57"> </text:span><text:span text:style-name="T115">[…</text:span><text:span text:style-name="T116">]</text:span><text:span text:style-name="T21"> make sure that the </text:span><text:span text:style-name="T59">checkbox</text:span><text:span text:style-name="T21"> </text:span><text:span text:style-name="T49">Convert functional interface instances</text:span><text:span text:style-name="T59"> </text:span><text:span text:style-name="T115">[…</text:span><text:span text:style-name="T116">]</text:span><text:span text:style-name="T58"> </text:span><text:span text:style-name="T21">and the </text:span><text:span text:style-name="T96">new</text:span><text:span text:style-name="T21"> checkbox </text:span><text:span text:style-name="T53">Simplify method reference syntax for lambda conversions</text:span><text:span text:style-name="T19"> </text:span><text:span text:style-name="T21">are </text:span><text:span text:style-name="T28">both</text:span><text:span text:style-name="T21"> </text:span><text:span text:style-name="T96">ticked.</text:span><text:span text:style-name="T19"> </text:span><text:span text:style-name="T63">Voilà, the anonymous class has been simplified to a method reference.</text:span></text:p>
      <text:p text:style-name="P10"/>
      <text:p text:style-name="P39"><text:span text:style-name="T19">When </text:span><text:span text:style-name="T77">comparing Java files</text:span><text:span text:style-name="T19">, the </text:span><text:span text:style-name="T53">Ignore White Space</text:span><text:span text:style-name="T19"> option </text:span><text:span text:style-name="T93">no longer ignores</text:span><text:span text:style-name="T19"> </text:span><text:span text:style-name="T23">white </text:span><text:span text:style-name="T19">space changes in </text:span><text:span text:style-name="T93">strings</text:span><text:span text:style-name="T19"> and </text:span><text:span text:style-name="T93">text blocks</text:span><text:span text:style-name="T19"> </text:span><text:span text:style-name="T63">as they can alter the behavior of the code</text:span><text:span text:style-name="T23">.</text:span></text:p>
      <text:p text:style-name="P9"/>
      <text:p text:style-name="P4">The built-in <text:span text:style-name="T2">Maven</text:span> tooling has been improved for better user experience as well.</text:p>
      <text:p text:style-name="P9"/>
      <text:p text:style-name="P40"><text:span text:style-name="T63">In the POM editor,</text:span><text:span text:style-name="T24"> code </text:span><text:span text:style-name="T77">completion for dependencies</text:span><text:span text:style-name="T24"> is now </text:span><text:span text:style-name="T97">amazingly</text:span><text:span text:style-name="T24"> </text:span><text:span text:style-name="T77">fast</text:span><text:span text:style-name="T24">. </text:span><text:span text:style-name="T63">Especially when you use it </text:span><text:span text:style-name="T70">again</text:span><text:span text:style-name="T63">, thanks to the </text:span><text:span text:style-name="T70">caching</text:span><text:span text:style-name="T63"> of </text:span><text:span text:style-name="T67">previous</text:span><text:span text:style-name="T63"> Maven Central search results.</text:span></text:p>
      <text:p text:style-name="P5"/>
      <text:p text:style-name="P40"><text:span text:style-name="T77">Versions</text:span><text:span text:style-name="T24"> </text:span><text:span text:style-name="T63">are now as they should be:</text:span><text:span text:style-name="T24"> in </text:span><text:span text:style-name="T97">descending</text:span><text:span text:style-name="T24"> order, with the </text:span><text:span text:style-name="T77">latest version on top</text:span><text:span text:style-name="T24"> </text:span><text:span text:style-name="T63">and </text:span><text:span text:style-name="T70">without duplicates</text:span><text:span text:style-name="T63">.</text:span></text:p>
      <text:p text:style-name="P11"/>
      <text:p text:style-name="P40"><text:span text:style-name="T24">In </text:span><text:span text:style-name="T29">the</text:span><text:span text:style-name="T24"> </text:span><text:span text:style-name="T97">right-click</text:span><text:span text:style-name="T57"> </text:span><text:span text:style-name="T115">[…</text:span><text:span text:style-name="T116">]</text:span><text:span text:style-name="T58"> </text:span><text:span text:style-name="T50">Code Actions</text:span><text:span text:style-name="T73"> </text:span><text:span text:style-name="T61">menu,</text:span><text:span text:style-name="T60"> </text:span><text:span text:style-name="T77">refactorings for Maven properties</text:span><text:span text:style-name="T60"> are offered:</text:span></text:p>
      <text:p text:style-name="P44"><text:span text:style-name="T53">Extract all values as new property in current module</text:span><text:span text:style-name="T56"> </text:span><text:span text:style-name="T115">[…</text:span><text:span text:style-name="T116">]</text:span><text:span text:style-name="T24"> or </text:span><text:span text:style-name="T53">in parent</text:span><text:span text:style-name="T24"> </text:span><text:span text:style-name="T29">to </text:span><text:span text:style-name="T24">extract </text:span><text:span text:style-name="T29">equal </text:span><text:span text:style-name="T24">versions to </text:span><text:span text:style-name="T29">the same</text:span><text:span text:style-name="T24"> property.</text:span></text:p>
      <text:p text:style-name="P40"><text:span text:style-name="T53">Inline all Properties</text:span><text:span text:style-name="T24"> does the reverse, </text:span><text:span text:style-name="T115">[…</text:span><text:span text:style-name="T116">]</text:span><text:span text:style-name="T58"> </text:span><text:span text:style-name="T53">Inline Properties</text:span><text:span text:style-name="T58"> </text:span><text:span text:style-name="T60">replaces only the current instance.</text:span></text:p>
      <text:p text:style-name="P5">And so on. That’s nice, isn’t it?</text:p>
      <text:p text:style-name="P45"/>
      <text:p text:style-name="P6"/>
      <text:p text:style-name="P30"><text:span text:style-name="T117">### </text:span><text:span text:style-name="T119">General</text:span><text:span text:style-name="T118"> </text:span><text:span text:style-name="T117">###</text:span></text:p>
      <text:p text:style-name="P21"/>
      <text:p text:style-name="P41"><text:span text:style-name="T63">A </text:span><text:span text:style-name="T70">general feature</text:span><text:span text:style-name="T63">, independent of the programming language you use, is that</text:span><text:span text:style-name="T25"> in the </text:span><text:span text:style-name="T53">Project Explorer</text:span><text:span text:style-name="T25"> you can now select </text:span><text:span text:style-name="T77">more than one</text:span><text:span text:style-name="T25"> </text:span><text:span text:style-name="T90">folder</text:span><text:span text:style-name="T15"> </text:span><text:span text:style-name="T62">containing an Eclipse sub-project</text:span><text:span text:style-name="T15">, </text:span><text:span text:style-name="T90">right-click</text:span><text:span text:style-name="T15"> and choose </text:span><text:span text:style-name="T53">Import as Project</text:span><text:span text:style-name="T30">.</text:span></text:p>
      <text:p text:style-name="P8"/>
      <text:p text:style-name="P7"/>
      <text:p text:style-name="P33"><text:span text:style-name="T117">### </text:span><text:span text:style-name="T119">Web</text:span><text:span text:style-name="T118"> </text:span><text:span text:style-name="T117">###</text:span></text:p>
      <text:p text:style-name="P23"/>
      <text:p text:style-name="P2"><text:span text:style-name="T8">Eclipse Wild Web Developer</text:span>, <text:span text:style-name="T126">which is </text:span>included in the <text:span text:style-name="T8">Eclipse IDE for Enterprise Java and Web Developers</text:span>, <text:span text:style-name="T127">and </text:span>otherwise can be installed <text:span text:style-name="T126">as done here,</text:span> <text:span text:style-name="T126">provides </text:span><text:span text:style-name="T125">s</text:span>upport <text:span text:style-name="T125">for</text:span> the latest web technologies<text:span text:style-name="T125">. </text:span></text:p>
      <text:p text:style-name="P42"><text:span text:style-name="T62">This includes </text:span><text:span text:style-name="T69">support</text:span><text:span text:style-name="T62"> for the JavaScript/TypeScript libraries </text:span><text:span text:style-name="T69">React</text:span><text:span text:style-name="T62"> and </text:span><text:span text:style-name="T69">Angular</text:span><text:span text:style-name="T25"> and now also for </text:span><text:span text:style-name="T77">Vue.js</text:span><text:span text:style-name="T15">:</text:span><text:span text:style-name="T57"> </text:span><text:span text:style-name="T115">[…</text:span><text:span text:style-name="T116">]</text:span><text:span text:style-name="T21"> </text:span><text:span text:style-name="T98">syntax highlighting</text:span><text:span text:style-name="T25">,</text:span><text:span text:style-name="T57"> </text:span><text:span text:style-name="T115">[…</text:span><text:span text:style-name="T116">]</text:span><text:span text:style-name="T21"> </text:span><text:span text:style-name="T99">validation</text:span><text:span text:style-name="T57"> </text:span><text:span text:style-name="T115">[…</text:span><text:span text:style-name="T116">]</text:span><text:span text:style-name="T21"> </text:span><text:span text:style-name="T98">and more</text:span><text:span text:style-name="T25">.</text:span></text:p>
      <text:p text:style-name="P12"/>
      <text:p text:style-name="P43"><text:span text:style-name="T90">TypeScript</text:span><text:span text:style-name="T15"> </text:span><text:span text:style-name="T26">is supported up to </text:span><text:span text:style-name="T32">version </text:span><text:span text:style-name="T99">5.1</text:span><text:span text:style-name="T26"> </text:span><text:span text:style-name="T62">and there </text:span><text:span text:style-name="T68">are </text:span><text:span text:style-name="T62">a couple of </text:span><text:span text:style-name="T69">minor improvements</text:span><text:span text:style-name="T62"> for </text:span><text:span text:style-name="T69">TypeScript and JavaScript</text:span><text:span text:style-name="T62">.</text:span></text:p>
      <text:p text:style-name="P43"><text:span text:style-name="T62">For example,</text:span><text:span text:style-name="T27"> </text:span><text:span text:style-name="T26">the fact that a </text:span><text:span text:style-name="T99">function </text:span><text:span text:style-name="T26">without</text:span><text:span text:style-name="T99"> </text:span><text:span text:style-name="T51">return</text:span><text:span text:style-name="T26"> statement</text:span><text:span text:style-name="T33">s</text:span><text:span text:style-name="T26"> </text:span><text:span text:style-name="T99">i</text:span><text:span text:style-name="T90">mplicit</text:span><text:span text:style-name="T99">ly returns </text:span><text:span text:style-name="T47">undefined</text:span><text:span text:style-name="T15"> </text:span><text:span text:style-name="T26">is now correctly </text:span><text:span text:style-name="T27">handled</text:span><text:span text:style-name="T26">: </text:span><text:span text:style-name="T99">no more errors</text:span><text:span text:style-name="T26"> </text:span><text:span text:style-name="T27">for </text:span><text:span text:style-name="T100">missing </text:span><text:span text:style-name="T52">returns</text:span><text:span text:style-name="T26">.</text:span></text:p>
      <text:p text:style-name="P41"/>
      <text:p text:style-name="P6"/>
      <text:p text:style-name="P26">### Outro ###</text:p>
      <text:p text:style-name="P25"/>
      <text:p text:style-name="P34"><text:span text:style-name="T108">These were some of the </text:span><text:span text:style-name="T105">Java </text:span><text:span text:style-name="T106">IDE</text:span><text:span text:style-name="T108"> improvements </text:span><text:span text:style-name="T107">of the </text:span><text:span text:style-name="T101">quarterly </text:span><text:span text:style-name="T12">Rolling</text:span><text:span text:style-name="T13"> Release </text:span><text:span text:style-name="T85">September</text:span><text:span text:style-name="T75"> 202</text:span><text:span text:style-name="T76">3</text:span><text:span text:style-name="T108">.</text:span></text:p>
      <text:p text:style-name="P1"/>
      <text:p text:style-name="P18"><text:span text:style-name="T9">Thank</text:span><text:span text:style-name="T10">s</text:span><text:span text:style-name="T9"> for watching and happy coding!</text:span></text:p>
      <text:p text:style-name="P29">___</text:p>
      <text:p text:style-name="P28">Pronunciations:</text:p>
      <text:list text:style-name="L1">
        <text:list-item>
          <text:p text:style-name="P48">Git <text:tab/>/ɡɪt/</text:p>
        </text:list-item>
        <text:list-item>
          <text:p text:style-name="P48">YAML <text:tab/>/ˈjæməl/</text:p>
        </text:list-item>
        <text:list-item>
          <text:p text:style-name="P48">Vue.js <text:tab/>"view" J 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3-09-11T13:18:10.918000000</dc:date>
    <meta:editing-duration>P6DT15H13M54S</meta:editing-duration>
    <meta:editing-cycles>878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4" meta:word-count="559" meta:character-count="3363" meta:non-whitespace-character-count="2837"/>
    <meta:user-defined meta:name="DocumentEncoding">utf-8</meta:user-defined>
    <meta:user-defined meta:name="HTML" meta:value-type="boolean">true</meta:user-defined>
  </office:meta>
</office:document-meta>
</file>